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unt Vernon's Historic Districts</text:p>
      <text:p text:style-name="Standard">and other history-related resources </text:p>
      <text:p text:style-name="Standard"/>
      <text:p text:style-name="Standard">Mount Vernon is pleased to have three Historic Districts listed with the National Register of Historic Places. <text:s/>These are the Mount Vernon Commercial Historic District, the Ash Park Historic District, and the Cornell College Historic District. <text:s/>For an overview of the historic context and importance of these districts, please see the essay below titled “An Introduction to the History, Eras, and Historic Districts.” <text:s/>For more information on the individual districts, please see the respective pages below. <text:s/>Also on these pages are self-guided walking tours which can be downloaded, printed out, and followed. <text:s/>For more secondary writings, see the folder “Secondary Documents.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7T13:25:46.37</meta:creation-date>
    <dc:date>2012-07-27T14:45:22.34</dc:date>
    <meta:editing-duration>PT00H13M20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1" meta:paragraph-count="3" meta:word-count="111" meta:character-count="748"/>
  </office:meta>
</office:document-meta>
</file>